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Ashu Lekhi to Everyone: <text:s/>09:25 AM</text:p>
      <text:p text:style-name="Standard">yes</text:p>
      <text:p text:style-name="Standard">Previous servers free quota exhausted for the month</text:p>
      <text:p text:style-name="Standard">From Supriya to Everyone: <text:s/>09:25 AM</text:p>
      <text:p text:style-name="Standard">ok</text:p>
      <text:p text:style-name="Standard">From Ashu Lekhi to Everyone: <text:s/>09:32 AM</text:p>
      <text:p text:style-name="Standard">Create two files outside src folder</text:p>
      <text:p text:style-name="Standard">That is in the project folder</text:p>
      <text:p text:style-name="Standard">.env.development</text:p>
      <text:p text:style-name="Standard">And .env.production</text:p>
      <text:p text:style-name="Standard">In thses files</text:p>
      <text:p text:style-name="Standard">Write</text:p>
      <text:p text:style-name="Standard">BASE_URL = “https://apifromashu.herokuapp.com”</text:p>
      <text:p text:style-name="Standard">And where ever you are making api calls</text:p>
      <text:p text:style-name="Standard">Take</text:p>
      <text:p text:style-name="Standard">Var apiurl = process.env.BASE_URL</text:p>
      <text:p text:style-name="Standard">From Arish Azmat to Everyone: <text:s/>09:32 AM</text:p>
      <text:p text:style-name="Standard">okay</text:p>
      <text:p text:style-name="Standard">From Mukesh Verma to Everyone: <text:s/>09:32 AM</text:p>
      <text:p text:style-name="Standard">okay sir</text:p>
      <text:p text:style-name="Standard">From Ashu Lekhi to Everyone: <text:s/>09:34 AM</text:p>
      <text:p text:style-name="Standard">Or maybe Var baseurl <text:s/>= process.env.BASE_URL</text:p>
      <text:p text:style-name="Standard">Var apiary = baseurl</text:p>
      <text:p text:style-name="Standard">+/login etc</text:p>
      <text:p text:style-name="Standard">Clear ?</text:p>
      <text:p text:style-name="Standard">Whether u run it in local or production it will work</text:p>
      <text:p text:style-name="Standard">From Supriya to Everyone: <text:s/>09:34 AM</text:p>
      <text:p text:style-name="Standard">ok</text:p>
      <text:p text:style-name="Standard">From Ashu Lekhi to Everyone: <text:s/>09:34 AM</text:p>
      <text:p text:style-name="Standard">If u will run on local it will take.env.development</text:p>
      <text:p text:style-name="Standard">If u create build it will take .env.production</text:p>
      <text:p text:style-name="Standard">That’s why we have mentioned same url in both the files</text:p>
      <text:p text:style-name="Standard">From Mukesh Verma to Everyone: <text:s/>09:34 AM</text:p>
      <text:p text:style-name="Standard">yes sir</text:p>
      <text:p text:style-name="Standard">From prajakta sathwane to Everyone: <text:s/>09:37 AM</text:p>
      <text:p text:style-name="Standard">ok</text:p>
      <text:p text:style-name="Standard">From Arish Azmat to Everyone: <text:s/>09:42 AM</text:p>
      <text:p text:style-name="Standard">I am getting undefined value for baseurl</text:p>
      <text:p text:style-name="Standard">From Pranali Dalvi to Everyone: <text:s/>09:42 AM</text:p>
      <text:p text:style-name="Standard">if we need to change the base url in future then we will only change 2 env files right?</text:p>
      <text:p text:style-name="Standard">From Mukesh Verma to Everyone: <text:s/>09:42 AM</text:p>
      <text:p text:style-name="Standard">yes</text:p>
      <text:p text:style-name="Standard">From Pranali Dalvi to Everyone: <text:s/>09:42 AM</text:p>
      <text:p text:style-name="Standard">ok</text:p>
      <text:p text:style-name="Standard">From Arish Azmat to Everyone: <text:s/>09:43 AM</text:p>
      <text:p text:style-name="Standard">its shows process.env object but not getting the base variable</text:p>
      <text:p text:style-name="Standard">From Shubham Ingole to Everyone: <text:s/>09:47 AM</text:p>
      <text:p text:style-name="Standard">yes</text:p>
      <text:p text:style-name="Standard">From Arish Azmat to Everyone: <text:s/>09:51 AM</text:p>
      <text:p text:style-name="Standard"><text:soft-page-break/>solved</text:p>
      <text:p text:style-name="Standard">Add REACT_APP_ from the BASE URL</text:p>
      <text:p text:style-name="Standard">From Nikita Patel to Everyone: <text:s/>09:52 AM</text:p>
      <text:p text:style-name="Standard">Yes it's working</text:p>
      <text:p text:style-name="Standard">From Arish Azmat to Everyone: <text:s/>09:54 AM</text:p>
      <text:p text:style-name="Standard">and no double quotes required</text:p>
      <text:p text:style-name="Standard">the variable should be REACT_APP_BASE_URL</text:p>
      <text:p text:style-name="Standard">thats what worked for me</text:p>
      <text:p text:style-name="Standard">cool</text:p>
      <text:p text:style-name="Standard">From Pranali Dalvi to Everyone: <text:s/>09:56 AM</text:p>
      <text:p text:style-name="Standard">we have to mention REACT_APP_BASE_URL instead of BASE_URL in env files?</text:p>
      <text:p text:style-name="Standard">From Arish Azmat to Everyone: <text:s/>09:58 AM</text:p>
      <text:p text:style-name="Standard">I am getting the variable now but ist not working in axios!</text:p>
      <text:p text:style-name="Standard">From Jangbahadur Pal to Everyone: <text:s/>10:05 AM</text:p>
      <text:p text:style-name="Standard">Getting undefined in api url </text:p>
      <text:p text:style-name="Standard">From Arish Azmat to Everyone: <text:s/>10:06 AM</text:p>
      <text:p text:style-name="Standard">same bro</text:p>
      <text:p text:style-name="Standard">From soniya kukreja to Everyone: <text:s/>10:06 AM</text:p>
      <text:p text:style-name="Standard">its working as <text:s/>REACT_APP_BASE_URL in axios also</text:p>
      <text:p text:style-name="Standard">From Pranali Dalvi to Everyone: <text:s/>10:10 AM</text:p>
      <text:p text:style-name="Standard">yes same worked for me also</text:p>
      <text:p text:style-name="Standard">From Arpita Durbule to Everyone: <text:s/>10:11 AM</text:p>
      <text:p text:style-name="Standard">Yes working after restart the server</text:p>
      <text:p text:style-name="Standard">From Arish Azmat to Everyone: <text:s/>10:13 AM</text:p>
      <text:p text:style-name="Standard">yes it worked but</text:p>
      <text:p text:style-name="Standard">try inside the middle ware</text:p>
      <text:p text:style-name="Standard">its still undefined in thunk</text:p>
      <text:p text:style-name="Standard">From ishant Usrathe to Everyone: <text:s/>10:16 AM</text:p>
      <text:p text:style-name="Standard">yes It's work</text:p>
      <text:p text:style-name="Standard">From Rahul Prakash to Everyone: <text:s/>10:28 AM</text:p>
      <text:p text:style-name="Standard">yes working</text:p>
      <text:p text:style-name="Standard">From prajakta sathwane to Everyone: <text:s/>10:35 AM</text:p>
      <text:p text:style-name="Standard">yes working</text:p>
      <text:p text:style-name="Standard">From shubham jain to Everyone: <text:s/>10:57 AM</text:p>
      <text:p text:style-name="Standard">yes working</text:p>
      <text:p text:style-name="Standard">From prajakta sathwane to Everyone: <text:s/>11:01 AM</text:p>
      <text:p text:style-name="Standard">yes</text:p>
      <text:p text:style-name="Standard">From Arish Azmat to Everyone: <text:s/>11:09 AM</text:p>
      <text:p text:style-name="Standard">what now???</text:p>
      <text:p text:style-name="Standard">From Supriya to Everyone: <text:s/>11:10 AM</text:p>
      <text:p text:style-name="Standard">?</text:p>
      <text:p text:style-name="Standard">should we leave the meeting?</text:p>
      <text:p text:style-name="Standard">From Arish Azmat to Everyone: <text:s/>11:11 AM</text:p>
      <text:p text:style-name="Standard">You're the host </text:p>
      <text:p text:style-name="Standard">From Supriya to Everyone: <text:s/>11:11 AM</text:p>
      <text:p text:style-name="Standard">yes that's y i am asking should we continue or leav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1T09:47:12.73</meta:creation-date>
    <meta:document-statistic meta:table-count="0" meta:image-count="0" meta:object-count="0" meta:page-count="2" meta:paragraph-count="95" meta:word-count="513" meta:character-count="2894"/>
    <dc:date>2021-05-01T11:14:11.46</dc:date>
    <meta:editing-duration>PT1H11M48S</meta:editing-duration>
    <meta:editing-cycles>1</meta:editing-cycles>
    <meta:generator>OpenOffice/4.1.0$Win32 OpenOffice.org_project/410m18$Build-9764</meta:generator>
  </office:meta>
</office:document-meta>
</file>